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hemaLocation.equals( Object o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chemaLocation.validateNamespa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hemaValidate.createAnonymousSchem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hemaValidate.setFullChecking( boolean fullCheck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Location.ge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Location.get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Location.getURIand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chemaValidate.enableJAXP12SchemaValid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chemaLocation.setFile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Validate.setNoNamespaceSchemaProperty( String propert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hemaValidate.setFeatureIfSupported( String feature , boolean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chemaValidate.onSuccessfulValidation( int fileProcess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Location.isSet( String propert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Validate.createDefaultRead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chemaValidate.setNoNamespaceURL( String defaultSchema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hemaValidate.addSchemaLocation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chemaLocation.getSchemaLocationURL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chemaValidate.initValidato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chemaLocation.toStrin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chemaValidate.setDisableDTD( boolean disableDT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Location.Schema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chemaValidate.setNoNamespaceFile( File defaultSchema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hemaLocation.setUrl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Validate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hemaLocation.get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Validate.addConfiguredSchema( SchemaLocation loc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chemaValidate.getNoNamespaceSchemaUR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chemaValidate.enableXercesSchemaValid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chemaLocation.hashCod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chemaLocation.setNamespace( String name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